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7.7667in" table:align="right"/>
    </style:style>
    <style:style style:name="Table2.A" style:family="table-column">
      <style:table-column-properties style:column-width="2.5833in"/>
    </style:style>
    <style:style style:name="Table2.B" style:family="table-column">
      <style:table-column-properties style:column-width="3.1083in"/>
    </style:style>
    <style:style style:name="Table2.C" style:family="table-column">
      <style:table-column-properties style:column-width="2.075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1.2in" fo:margin-left="0.7167in" table:align="left"/>
    </style:style>
    <style:style style:name="Table3.A" style:family="table-column">
      <style:table-column-properties style:column-width="0.5792in"/>
    </style:style>
    <style:style style:name="Table3.B" style:family="table-column">
      <style:table-column-properties style:column-width="0.6208in"/>
    </style:style>
    <style:style style:name="Table3.A1" style:family="table-cell">
      <style:table-cell-properties fo:padding="0.0201in" fo:border-left="0.5pt solid #000000" fo:border-right="none" fo:border-top="0.5pt solid #000000" fo:border-bottom="0.5pt solid #000000"/>
    </style:style>
    <style:style style:name="Table3.B1" style:family="table-cell">
      <style:table-cell-properties fo:padding="0.0201in" fo:border-left="0.5pt solid #000000" fo:border-right="0.05pt solid #000000" fo:border-top="0.5pt solid #000000" fo:border-bottom="0.5pt solid #000000"/>
    </style:style>
    <style:style style:name="Table3.A2" style:family="table-cell">
      <style:table-cell-properties fo:padding="0.0201in" fo:border-left="0.5pt solid #000000" fo:border-right="none" fo:border-top="none" fo:border-bottom="0.5pt solid #000000"/>
    </style:style>
    <style:style style:name="Table3.B2" style:family="table-cell">
      <style:table-cell-properties fo:padding="0.0201in" fo:border-left="0.5pt solid #000000" fo:border-right="0.05pt solid #000000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paragraph-rsid="006dd707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rsid="0035db3e" officeooo:paragraph-rsid="006dd707" style:font-weight-asian="bold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fo:font-weight="bold" officeooo:rsid="006f2519" officeooo:paragraph-rsid="006f2519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378b5" officeooo:paragraph-rsid="001c020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style:text-underline-style="none" fo:font-weight="bold" officeooo:rsid="006f2519" officeooo:paragraph-rsid="006f2519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style:text-underline-style="none" fo:font-weight="normal" officeooo:rsid="0082e69e" officeooo:paragraph-rsid="007218a7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text-line-through-style="none" style:text-line-through-type="none" style:font-name="DejaVu Sans Condensed1" fo:font-size="12pt" officeooo:rsid="007218a7" officeooo:paragraph-rsid="006f4ea3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6dd707"/>
    </style:style>
    <style:style style:name="P9" style:family="paragraph" style:parent-style-name="Table_20_Contents">
      <style:text-properties style:text-line-through-style="solid" style:text-line-through-type="single" style:font-name="DejaVu Sans Condensed1" fo:font-size="12pt" fo:font-weight="bold" officeooo:rsid="00721dfc" officeooo:paragraph-rsid="00721dfc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1" fo:font-size="12pt" fo:font-weight="bold" officeooo:rsid="0087b4f9" officeooo:paragraph-rsid="007cd2df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style:text-line-through-style="solid" style:text-line-through-type="single" style:font-name="DejaVu Sans Condensed1" fo:font-size="12pt" officeooo:rsid="00721dfc" officeooo:paragraph-rsid="00721dfc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1" fo:font-size="12pt" officeooo:rsid="0087b4f9" officeooo:paragraph-rsid="007cd2df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1" fo:font-size="12pt" officeooo:rsid="007cd2df" officeooo:paragraph-rsid="007cd2df" style:font-size-asian="12pt" style:font-size-complex="12pt"/>
    </style:style>
    <style:style style:name="P14" style:family="paragraph" style:parent-style-name="Standard" style:list-style-name="L2">
      <style:text-properties style:text-line-through-style="none" style:text-line-through-type="none" style:font-name="DejaVu Sans Condensed1" fo:font-size="12pt" officeooo:rsid="00179cd7" officeooo:paragraph-rsid="006f2d4f" style:font-size-asian="12pt" style:font-size-complex="12pt"/>
    </style:style>
    <style:style style:name="P15" style:family="paragraph" style:parent-style-name="Standard" style:list-style-name="L2">
      <style:text-properties style:text-line-through-style="none" style:text-line-through-type="none" style:font-name="DejaVu Sans Condensed1" fo:font-size="12pt" officeooo:rsid="006f2d4f" officeooo:paragraph-rsid="006f2d4f" style:font-size-asian="12pt" style:font-size-complex="12pt"/>
    </style:style>
    <style:style style:name="P16" style:family="paragraph" style:parent-style-name="Standard" style:list-style-name="L2">
      <style:text-properties style:text-line-through-style="none" style:text-line-through-type="none" style:font-name="DejaVu Sans Condensed1" fo:font-size="12pt" officeooo:rsid="006ff33a" officeooo:paragraph-rsid="006ff33a" style:font-size-asian="12pt" style:font-size-complex="12pt"/>
    </style:style>
    <style:style style:name="P17" style:family="paragraph" style:parent-style-name="Standard" style:list-style-name="L2">
      <style:text-properties style:text-line-through-style="none" style:text-line-through-type="none" style:font-name="DejaVu Sans Condensed1" fo:font-size="12pt" officeooo:rsid="007218a7" officeooo:paragraph-rsid="007218a7" style:font-size-asian="12pt" style:font-size-complex="12pt"/>
    </style:style>
    <style:style style:name="P18" style:family="paragraph" style:parent-style-name="Standard" style:list-style-name="L2">
      <style:text-properties style:text-line-through-style="none" style:text-line-through-type="none" style:font-name="DejaVu Sans Condensed1" fo:font-size="12pt" officeooo:rsid="006f4ea3" officeooo:paragraph-rsid="006f4ea3" style:font-size-asian="12pt" style:font-size-complex="12pt"/>
    </style:style>
    <style:style style:name="P1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style:text-underline-style="none" fo:font-weight="normal" officeooo:rsid="0071b37b" officeooo:paragraph-rsid="007cd2df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style:text-underline-style="none" fo:font-weight="normal" officeooo:rsid="0071b37b" officeooo:paragraph-rsid="00736d86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text-properties style:text-line-through-style="none" style:text-line-through-type="none" officeooo:paragraph-rsid="0053432f"/>
    </style:style>
    <style:style style:name="P22" style:family="paragraph" style:parent-style-name="Standard" style:list-style-name="L1">
      <style:text-properties style:text-line-through-style="solid" style:text-line-through-type="single" style:font-name="DejaVu Sans Condensed1" fo:font-size="12pt" fo:font-weight="normal" officeooo:rsid="00721dfc" officeooo:paragraph-rsid="00721dfc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1" fo:font-size="12pt" officeooo:rsid="0082e69e" officeooo:paragraph-rsid="006d5e33" style:font-size-asian="12pt" style:font-size-complex="12pt"/>
    </style:style>
    <style:style style:name="P24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1" fo:font-size="12pt" officeooo:rsid="007cd2df" officeooo:paragraph-rsid="007cd2df" style:font-size-asian="12pt" style:font-size-complex="12pt"/>
    </style:style>
    <style:style style:name="P25" style:family="paragraph" style:parent-style-name="Standard" style:list-style-name="L1">
      <style:text-properties fo:color="#c9211e" loext:opacity="100%" style:text-line-through-style="none" style:text-line-through-type="none" style:font-name="DejaVu Sans Condensed1" fo:font-size="12pt" fo:font-weight="normal" officeooo:rsid="007d00ed" officeooo:paragraph-rsid="007d00ed" style:font-size-asian="12pt" style:font-weight-asian="normal" style:font-size-complex="12pt" style:font-weight-complex="normal"/>
    </style:style>
    <style:style style:name="T1" style:family="text">
      <style:text-properties officeooo:rsid="0035db3e"/>
    </style:style>
    <style:style style:name="T2" style:family="text">
      <style:text-properties style:font-name="DejaVu Sans Condensed1" fo:font-size="12pt" fo:font-weight="bold" officeooo:rsid="006dd707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2fddd4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56b00c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53432f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6f2519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officeooo:rsid="003148d5" style:font-size-asian="12pt" style:font-size-complex="12pt"/>
    </style:style>
    <style:style style:name="T8" style:family="text">
      <style:text-properties style:font-name="DejaVu Sans Condensed1" fo:font-size="12pt" officeooo:rsid="0047d794" style:font-size-asian="12pt" style:font-size-complex="12pt"/>
    </style:style>
    <style:style style:name="T9" style:family="text">
      <style:text-properties style:font-name="DejaVu Sans Condensed1" fo:font-size="12pt" officeooo:rsid="006f2d4f" style:font-size-asian="12pt" style:font-size-complex="12pt"/>
    </style:style>
    <style:style style:name="T10" style:family="text">
      <style:text-properties officeooo:rsid="006f2d4f"/>
    </style:style>
    <style:style style:name="T11" style:family="text">
      <style:text-properties officeooo:rsid="003148d5"/>
    </style:style>
    <style:style style:name="T12" style:family="text">
      <style:text-properties officeooo:rsid="007218a7"/>
    </style:style>
    <style:style style:name="T13" style:family="text">
      <style:text-properties officeooo:rsid="00721dfc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normal" officeooo:rsid="0062c0e6" style:font-weight-asian="normal" style:font-weight-complex="normal"/>
    </style:style>
    <style:style style:name="T16" style:family="text">
      <style:text-properties style:text-underline-style="none" fo:font-weight="normal" officeooo:rsid="007cd2df" style:font-weight-asian="normal" style:font-weight-complex="normal"/>
    </style:style>
    <style:style style:name="T17" style:family="text">
      <style:text-properties style:text-underline-style="none" fo:font-weight="bold" officeooo:rsid="0062c0e6" style:font-weight-asian="bold" style:font-weight-complex="bold"/>
    </style:style>
    <style:style style:name="T18" style:family="text">
      <style:text-properties style:text-underline-style="none" fo:font-weight="bold" officeooo:rsid="007cd2df" style:font-weight-asian="bold" style:font-weight-complex="bold"/>
    </style:style>
    <style:style style:name="T19" style:family="text">
      <style:text-properties officeooo:rsid="00736d86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7218a7" style:font-weight-asian="bold" style:font-weight-complex="bold"/>
    </style:style>
    <style:style style:name="T22" style:family="text">
      <style:text-properties officeooo:rsid="007cd2df"/>
    </style:style>
    <style:style style:name="T23" style:family="text">
      <style:text-properties style:text-line-through-style="solid" style:text-line-through-type="singl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C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8"><text:span text:style-name="T2">300</text:span><text:span text:style-name="T3"> - </text:span><text:span text:style-name="T2">Flight </text:span><text:span text:style-name="T4">- </text:span><text:span text:style-name="T6">Aircraft Info</text:span><text:span text:style-name="T3">, </text:span><text:span text:style-name="T5">Performance Limits</text:span></text:p>
      <text:p text:style-name="P4"/>
      <text:p text:style-name="P3">Aircraft Info</text:p>
      <text:list xml:id="list2143973015" text:style-name="L1">
        <text:list-item>
          <text:p text:style-name="P25">Fuel things changed in 2.9.6, 2023-07-11. <text:s/>External tank size changed, refueling speed may have changed, below needs retesting.</text:p>
        </text:list-item>
        <text:list-item>
          <text:p text:style-name="P22">Fuel: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">Config</text:p>
          </table:table-cell>
          <table:table-cell table:style-name="Table2.A1" office:value-type="string">
            <text:p text:style-name="P9">External fuel</text:p>
          </table:table-cell>
          <table:table-cell table:style-name="Table2.C1" office:value-type="string">
            <text:p text:style-name="P9">Total fuel</text:p>
          </table:table-cell>
        </table:table-row>
        <table:table-row>
          <table:table-cell table:style-name="Table2.A2" office:value-type="string">
            <text:p text:style-name="P11">Internal only</text:p>
          </table:table-cell>
          <table:table-cell table:style-name="Table2.A2" office:value-type="string">
            <text:p text:style-name="P11">0 lbs</text:p>
          </table:table-cell>
          <table:table-cell table:style-name="Table2.C2" office:value-type="string">
            <text:p text:style-name="P11">12,149 lbs</text:p>
          </table:table-cell>
        </table:table-row>
        <table:table-row>
          <table:table-cell table:style-name="Table2.A2" office:value-type="string">
            <text:p text:style-name="P11">Wing tanks (2,470 lbs each)</text:p>
          </table:table-cell>
          <table:table-cell table:style-name="Table2.A2" office:value-type="string">
            <text:p text:style-name="P11">4,940 lbs</text:p>
          </table:table-cell>
          <table:table-cell table:style-name="Table2.C2" office:value-type="string">
            <text:p text:style-name="P11">17,089 lbs</text:p>
          </table:table-cell>
        </table:table-row>
        <table:table-row>
          <table:table-cell table:style-name="Table2.A2" office:value-type="string">
            <text:p text:style-name="P11">Centerline tank (4,005 lbs)</text:p>
          </table:table-cell>
          <table:table-cell table:style-name="Table2.A2" office:value-type="string">
            <text:p text:style-name="P11">4,005 lbs</text:p>
          </table:table-cell>
          <table:table-cell table:style-name="Table2.C2" office:value-type="string">
            <text:p text:style-name="P11">16,154 lbs</text:p>
          </table:table-cell>
        </table:table-row>
        <table:table-row>
          <table:table-cell table:style-name="Table2.A2" office:value-type="string">
            <text:p text:style-name="P11">Wing+Centerline</text:p>
          </table:table-cell>
          <table:table-cell table:style-name="Table2.A2" office:value-type="string">
            <text:p text:style-name="P11">8,945 lbs</text:p>
          </table:table-cell>
          <table:table-cell table:style-name="Table2.C2" office:value-type="string">
            <text:p text:style-name="P11">21,094 lbs</text:p>
          </table:table-cell>
        </table:table-row>
      </table:table>
      <text:list xml:id="list1782612941" text:style-name="L2">
        <text:list-item>
          <text:p text:style-name="P23"><text:span text:style-name="T15">Ground refueling time: </text:span><text:span text:style-name="T17">~</text:span><text:span text:style-name="T18">1</text:span><text:span text:style-name="T17">,</text:span><text:span text:style-name="T18">735</text:span><text:span text:style-name="T17"> lbs/min</text:span><text:span text:style-name="T18"> avg</text:span><text:span text:style-name="T15">, </text:span><text:span text:style-name="T16">7</text:span><text:span text:style-name="T15">m</text:span><text:span text:style-name="T16">19</text:span><text:span text:style-name="T15">s to fill from empty</text:span></text:p>
          <text:list>
            <text:list-item>
              <text:p text:style-name="P24"><text:span text:style-name="T15">N</text:span><text:span text:style-name="T14">OTE Fuselage tanks (~8,800 lbs, 72%) fill at ~2,650 lbs/min, wing tanks <text:s/>(~4,200 lbs) fill at ~830 lbs/min.</text:span>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lbs</text:p>
          </table:table-cell>
          <table:table-cell table:style-name="Table3.B1" office:value-type="string">
            <text:p text:style-name="P10">Time</text:p>
          </table:table-cell>
        </table:table-row>
        <table:table-row>
          <table:table-cell table:style-name="Table3.A2" office:value-type="string">
            <text:p text:style-name="P12">0</text:p>
          </table:table-cell>
          <table:table-cell table:style-name="Table3.B2" office:value-type="string">
            <text:p text:style-name="P13">7m19s</text:p>
          </table:table-cell>
        </table:table-row>
        <table:table-row>
          <table:table-cell table:style-name="Table3.A2" office:value-type="string">
            <text:p text:style-name="P12">1,000</text:p>
          </table:table-cell>
          <table:table-cell table:style-name="Table3.B2" office:value-type="string">
            <text:p text:style-name="P12"><text:span text:style-name="T22">6</text:span>m<text:span text:style-name="T22">56</text:span>s</text:p>
          </table:table-cell>
        </table:table-row>
        <table:table-row>
          <table:table-cell table:style-name="Table3.A2" office:value-type="string">
            <text:p text:style-name="P12">2,000</text:p>
          </table:table-cell>
          <table:table-cell table:style-name="Table3.B2" office:value-type="string">
            <text:p text:style-name="P12"><text:span text:style-name="T22">6</text:span>m<text:span text:style-name="T22">33</text:span>s</text:p>
          </table:table-cell>
        </table:table-row>
        <table:table-row>
          <table:table-cell table:style-name="Table3.A2" office:value-type="string">
            <text:p text:style-name="P12">3,000</text:p>
          </table:table-cell>
          <table:table-cell table:style-name="Table3.B2" office:value-type="string">
            <text:p text:style-name="P13">6m11s</text:p>
          </table:table-cell>
        </table:table-row>
        <table:table-row>
          <table:table-cell table:style-name="Table3.A2" office:value-type="string">
            <text:p text:style-name="P12">4,000</text:p>
          </table:table-cell>
          <table:table-cell table:style-name="Table3.B2" office:value-type="string">
            <text:p text:style-name="P13">5m48s</text:p>
          </table:table-cell>
        </table:table-row>
        <table:table-row>
          <table:table-cell table:style-name="Table3.A2" office:value-type="string">
            <text:p text:style-name="P12">5,000</text:p>
          </table:table-cell>
          <table:table-cell table:style-name="Table3.B2" office:value-type="string">
            <text:p text:style-name="P13">5m25s</text:p>
          </table:table-cell>
        </table:table-row>
        <table:table-row>
          <table:table-cell table:style-name="Table3.A2" office:value-type="string">
            <text:p text:style-name="P12">6,000</text:p>
          </table:table-cell>
          <table:table-cell table:style-name="Table3.B2" office:value-type="string">
            <text:p text:style-name="P13">5m03s</text:p>
          </table:table-cell>
        </table:table-row>
        <table:table-row>
          <table:table-cell table:style-name="Table3.A2" office:value-type="string">
            <text:p text:style-name="P12">7,000</text:p>
          </table:table-cell>
          <table:table-cell table:style-name="Table3.B2" office:value-type="string">
            <text:p text:style-name="P13">4m40s</text:p>
          </table:table-cell>
        </table:table-row>
        <table:table-row>
          <table:table-cell table:style-name="Table3.A2" office:value-type="string">
            <text:p text:style-name="P12">8,000</text:p>
          </table:table-cell>
          <table:table-cell table:style-name="Table3.B2" office:value-type="string">
            <text:p text:style-name="P13">4m17s</text:p>
          </table:table-cell>
        </table:table-row>
        <table:table-row>
          <table:table-cell table:style-name="Table3.A2" office:value-type="string">
            <text:p text:style-name="P12">9,000</text:p>
          </table:table-cell>
          <table:table-cell table:style-name="Table3.B2" office:value-type="string">
            <text:p text:style-name="P13">3m45s</text:p>
          </table:table-cell>
        </table:table-row>
        <table:table-row>
          <table:table-cell table:style-name="Table3.A2" office:value-type="string">
            <text:p text:style-name="P12">10,000</text:p>
          </table:table-cell>
          <table:table-cell table:style-name="Table3.B2" office:value-type="string">
            <text:p text:style-name="P13">2m33s</text:p>
          </table:table-cell>
        </table:table-row>
        <table:table-row>
          <table:table-cell table:style-name="Table3.A2" office:value-type="string">
            <text:p text:style-name="P12">11,000</text:p>
          </table:table-cell>
          <table:table-cell table:style-name="Table3.B2" office:value-type="string">
            <text:p text:style-name="P13">1m22s</text:p>
          </table:table-cell>
        </table:table-row>
        <table:table-row>
          <table:table-cell table:style-name="Table3.A2" office:value-type="string">
            <text:p text:style-name="P13">12,000</text:p>
          </table:table-cell>
          <table:table-cell table:style-name="Table3.B2" office:value-type="string">
            <text:p text:style-name="P13">0m11s</text:p>
          </table:table-cell>
        </table:table-row>
      </table:table>
      <text:list xml:id="list155213391617758" text:continue-numbering="true" text:style-name="L2">
        <text:list-item>
          <text:p text:style-name="P19">Best sustained turn rate<text:span text:style-name="T13">??</text:span>:</text:p>
          <text:list>
            <text:list-item>
              <text:p text:style-name="P20"><text:span text:style-name="T12">Sea level: </text:span><text:span text:style-name="T20">0.78</text:span><text:span text:style-name="T21"> Mach/525 KIAS</text:span><text:span text:style-name="T12">, </text:span>14.75 deg/sec<text:span text:style-name="T19"> (</text:span><text:span text:style-name="T12">4x AIM-7 only</text:span><text:span text:style-name="T19">), 14.10 deg/sec (4x AIM-7 + 4x AIM-9)</text:span></text:p>
            </text:list-item>
            <text:list-item>
              <text:p text:style-name="P20"><text:span text:style-name="T12">35,000 ft: </text:span><text:span text:style-name="T20">0.85 Mach</text:span><text:span text:style-name="T21">/300 KIAS</text:span><text:span text:style-name="T12">,</text:span> 4.5 deg/sec<text:span text:style-name="T19"> (4x AIM-7 only), 4.0 deg/sec (4x AIM-7 + 4x AIM-9)</text:span></text:p>
            </text:list-item>
          </text:list>
        </text:list-item>
      </text:list>
      <text:p text:style-name="P6"/>
      <text:p text:style-name="P5">Performance Limits</text:p>
      <text:list xml:id="list155212284316337" text:continue-numbering="true" text:style-name="L2">
        <text:list-item>
          <text:p text:style-name="P14"><text:span text:style-name="T11">Landing </text:span><text:span text:style-name="T10">g</text:span><text:span text:style-name="T11">ear: <text:s/>250 </text:span><text:span text:style-name="T10">KIAS</text:span></text:p>
        </text:list-item>
        <text:list-item>
          <text:p text:style-name="P21"><text:span text:style-name="T7">Flaps: 2</text:span><text:span text:style-name="T8">5</text:span><text:span text:style-name="T9">0</text:span><text:span text:style-name="T7"> </text:span><text:span text:style-name="T9">KIAS</text:span></text:p>
        </text:list-item>
        <text:list-item>
          <text:p text:style-name="P15">Slats: 600 KIAS or 2.0 Mach</text:p>
        </text:list-item>
        <text:list-item>
          <text:p text:style-name="P15">Air refueling door: 320 KIAS (open/closing), 400 KIAS (static)</text:p>
        </text:list-item>
        <text:list-item>
          <text:p text:style-name="P15">Canopy open: 60 KIAS</text:p>
        </text:list-item>
        <text:list-item>
          <text:p text:style-name="P15">Drag chute deployment: 200 KIAS</text:p>
        </text:list-item>
        <text:list-item>
          <text:p text:style-name="P15">Cockpit access steps extended: 400 KIAS</text:p>
        </text:list-item>
        <text:list-item>
          <text:p text:style-name="P15">APU: 600 KIAS or 0.95 Mach</text:p>
        </text:list-item>
        <text:list-item>
          <text:p text:style-name="P15">AOA:</text:p>
          <text:list>
            <text:list-item>
              <text:p text:style-name="P15">On Speed: 18.7-19.6 units</text:p>
            </text:list-item>
            <text:list-item>
              <text:p text:style-name="P15">Max: 30 units below 35,000 ft, 25 units above 35,000 ft</text:p>
            </text:list-item>
            <text:list-item>
              <text:p text:style-name="P16">Max performance turn: 25 units while subsonic</text:p>
            </text:list-item>
          </text:list>
        </text:list-item>
        <text:list-item>
          <text:p text:style-name="P15">Negative G: 30 sec</text:p>
        </text:list-item>
        <text:list-item>
          <text:p text:style-name="P15">Zero G: 10 sec</text:p>
        </text:list-item>
        <text:list-item>
          <text:p text:style-name="P15">Airframe max speeds:</text:p>
          <text:list>
            <text:list-item>
              <text:p text:style-name="P17">Max speed in level flight attained at 36,000 ft, Mach 2.04.</text:p>
            </text:list-item>
            <text:list-item>
              <text:p text:style-name="P15">Below 30,000 ft: 750 KIAS</text:p>
            </text:list-item>
            <text:list-item>
              <text:p text:style-name="P15">30,000 ft to 45,000 ft: 700 KIAS</text:p>
            </text:list-item>
            <text:list-item>
              <text:p text:style-name="P15">Above 45,000 ft: 2.0 Mach (normal limit), 2.4 Mach (transient limit)</text:p>
            </text:list-item>
            <text:list-item>
              <text:p text:style-name="P15">Between 650 KIAS and 750 KIAS, above 10,000 ft, when going from AB to Mil power, move throttles slowly and allow the plane to decelerate, otherwise could damage exhaust nozzles.</text:p>
            </text:list-item>
          </text:list>
        </text:list-item>
        <text:list-item>
          <text:p text:style-name="P18">Max Gs:</text:p>
          <text:list>
            <text:list-item>
              <text:p text:style-name="P18">Absolute max: 8.5 Gs subsonic, 6.5 Gs supersonic</text:p>
            </text:list-item>
            <text:list-item>
              <text:p text:style-name="P18">Asymmetric loads and specific stores may have lower limits.</text:p>
            </text:list-item>
          </text:list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22H48M39S</meta:editing-duration>
    <meta:editing-cycles>89</meta:editing-cycles>
    <meta:generator>LibreOffice/7.5.2.2$Windows_X86_64 LibreOffice_project/53bb9681a964705cf672590721dbc85eb4d0c3a2</meta:generator>
    <dc:date>2024-07-11T15:52:11.508000000</dc:date>
    <meta:document-statistic meta:table-count="3" meta:image-count="0" meta:object-count="0" meta:page-count="1" meta:paragraph-count="82" meta:word-count="367" meta:character-count="1917" meta:non-whitespace-character-count="1659"/>
  </office:meta>
</office:document-meta>
</file>